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4.0625in"/>
    </style:style>
    <style:style style:name="Tabla1.C" style:family="table-column">
      <style:table-column-properties style:column-width="1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4.0625in"/>
    </style:style>
    <style:style style:name="Tabla2.C" style:family="table-column">
      <style:table-column-properties style:column-width="0.99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10c25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14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1T21:02:44.975703907</dc:date>
    <dc:creator>Yuriq Quintana</dc:creator>
    <meta:editing-duration>PT5H22M47S</meta:editing-duration>
    <meta:editing-cycles>31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64" meta:character-count="232" meta:non-whitespace-character-count="216"/>
  </office:meta>
</office:document-meta>
</file>